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3477" officeooo:paragraph-rsid="001334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TITUTO FEDERAL DE MATO GROSSO DO SUL - IFMS<text:line-break/>CAMPUS AQUIDAUANA<text:line-break/>INFORMÁTICA - 4º SEMESTRE (1027)<text:line-break/>ALUNOS: MAICON CEZAR AZAMBUJA DA CUNHA<text:line-break/>          AMANDA CAETANO AMORIM<text:line-break/>ATIVIDADE<text:line-break/>A.<text:line-break/>- MÉTODO ABSTRATO: Um método abstrato é uma função que deve ser, obrigatoriamente, implementada pelas classes filhas, mas não possui nada na classe mãe. Na classe mãe ele é apenas uma assinatura, ou seja, um nome dado para as classes filhas que são impostas as coitadas  a implementar sozinha. A vida é injusta!<text:line-break/>- INTERFACE: Modo como ocorre uma comunicação entre software e outros que não podem estar diretamente ligados.<text:line-break/>- HERANÇA: é uma forma de compartilhar informações com uma hierarquia.  Ela possibilita que uma classe base, ou “mãe”, compartilhe suas características com as classes derivadas, ou “filhas”.<text:line-break/>- POLIMORFISMO: quando utilizada “herança” em O.O uma classe “filha” se torna duas coisa ao mesmo tempo, levando em conta que a classe filha também tem as características da “mãe”.<text:line-break/><text:line-break/><text:line-break/><text:line-break/>B.<text:line-break/>Aderbal acaba de ser contratado pelo banco "PeladoBank" para desenvolver seu sistema. Com base nas necessidades listadas abaixo implemente os códigos necessários para atendê-las.<text:line-break/>O "PeladoBank" é um banco que possui 3 tipos de contas: ContaCorrente, ContaPoupanca e ContaSalario. Todas elas possuem as operações de saque, depósito e impressão de extrato.<text:line-break/>Além disso, possuem também as seguintes informações: Número da conta, Saldo e Data da abertura.<text:line-break/>A diferença entre os tipos de conta é a taxa de desconto na impressão do extrato, indicadas abaixo:<text:line-break/> - ContaPoupanca desconta 1 real por impressão;<text:line-break/> - ContaCorrente desconta 2 reais por impressão;<text:line-break/> - ContaSalario não há desconto na impressão.<text:line-break/>Lembre-se que não existe saque maior do que o saldo e depósito de valores negativos.</text:p>
      <text:p text:style-name="Standard"/>
      <text:p text:style-name="P1">1.</text:p>
      <text:p text:style-name="Standard">package peladobank;</text:p>
      <text:p text:style-name="Standard"/>
      <text:p text:style-name="Standard">public class PeladoBank {</text:p>
      <text:p text:style-name="Standard"/>
      <text:p text:style-name="Standard"><text:s text:c="4"/>private int nConta;</text:p>
      <text:p text:style-name="Standard"><text:s text:c="4"/>private double saldo = 100;</text:p>
      <text:p text:style-name="Standard"><text:s text:c="4"/>private int dateAberto;</text:p>
      <text:p text:style-name="Standard"/>
      <text:p text:style-name="Standard"><text:s text:c="4"/>public int getnConta() {</text:p>
      <text:p text:style-name="Standard"><text:s text:c="8"/>return nConta;</text:p>
      <text:p text:style-name="Standard"><text:s text:c="4"/>}</text:p>
      <text:p text:style-name="Standard"/>
      <text:p text:style-name="Standard"><text:s text:c="4"/>public void setnConta(int nConta) {</text:p>
      <text:p text:style-name="Standard"><text:s text:c="8"/>this.nConta = nConta;</text:p>
      <text:p text:style-name="Standard"><text:s text:c="4"/>}</text:p>
      <text:p text:style-name="Standard"/>
      <text:p text:style-name="Standard"><text:s text:c="4"/>public double getSaldo() {</text:p>
      <text:p text:style-name="Standard"><text:s text:c="8"/>return saldo;</text:p>
      <text:p text:style-name="Standard"><text:soft-page-break/><text:s text:c="4"/>}</text:p>
      <text:p text:style-name="Standard"/>
      <text:p text:style-name="Standard"><text:s text:c="4"/>public void setSaldo(double saldo) {</text:p>
      <text:p text:style-name="Standard"><text:s text:c="8"/>this.saldo = saldo;</text:p>
      <text:p text:style-name="Standard"><text:s text:c="4"/>}</text:p>
      <text:p text:style-name="Standard"/>
      <text:p text:style-name="Standard"><text:s text:c="4"/>public int getDateAberto() {</text:p>
      <text:p text:style-name="Standard"><text:s text:c="8"/>return dateAberto;</text:p>
      <text:p text:style-name="Standard"><text:s text:c="4"/>}</text:p>
      <text:p text:style-name="Standard"/>
      <text:p text:style-name="Standard"><text:s text:c="4"/>public void setDateAberto(int dateAberto) {</text:p>
      <text:p text:style-name="Standard"><text:s text:c="8"/>this.dateAberto = dateAberto;</text:p>
      <text:p text:style-name="Standard"><text:s text:c="4"/>}</text:p>
      <text:p text:style-name="Standard"><text:s text:c="4"/></text:p>
      <text:p text:style-name="Standard"><text:s text:c="4"/>abstract public void imprimirExtrato();</text:p>
      <text:p text:style-name="Standard"><text:s text:c="4"/>abstract public void Saque();</text:p>
      <text:p text:style-name="Standard"><text:s text:c="4"/>abstract public void Deposito();</text:p>
      <text:p text:style-name="Standard">}</text:p>
      <text:p text:style-name="Standard"/>
      <text:p text:style-name="Standard"/>
      <text:p text:style-name="P1">2.</text:p>
      <text:p text:style-name="P1"/>
      <text:p text:style-name="P1">package peladobank;</text:p>
      <text:p text:style-name="P1"/>
      <text:p text:style-name="P1">public class CP extends PeladoBank {</text:p>
      <text:p text:style-name="P1"><text:s text:c="4"/>public void ImpressaoExtrato (){</text:p>
      <text:p text:style-name="P1"><text:tab/>double salario = getSaldo();</text:p>
      <text:p text:style-name="P1"><text:tab/>salario = salario - 1;</text:p>
      <text:p text:style-name="P1"><text:s text:c="8"/>System.out.println("Seu saldo é: " +getSaldo());</text:p>
      <text:p text:style-name="P1"><text:s text:c="4"/>} </text:p>
      <text:p text:style-name="P1"><text:s text:c="4"/></text:p>
      <text:p text:style-name="P1"><text:s text:c="4"/>@Override</text:p>
      <text:p text:style-name="P1"><text:s text:c="4"/>public void Saque(){</text:p>
      <text:p text:style-name="P1"><text:s text:c="8"/></text:p>
      <text:p text:style-name="P1"><text:s text:c="4"/>}</text:p>
      <text:p text:style-name="P1"><text:s text:c="4"/>@Override</text:p>
      <text:p text:style-name="P1"><text:s text:c="4"/>public void Deposito(){</text:p>
      <text:p text:style-name="P1"><text:s text:c="4"/></text:p>
      <text:p text:style-name="P1"><text:s text:c="4"/>}</text:p>
      <text:p text:style-name="P1">}</text:p>
      <text:p text:style-name="P1"/>
      <text:p text:style-name="P1"/>
      <text:p text:style-name="P1">3.</text:p>
      <text:p text:style-name="P1">package peladobank;</text:p>
      <text:p text:style-name="P1"/>
      <text:p text:style-name="P1">public class CC extends PeladoBank {</text:p>
      <text:p text:style-name="P1"><text:s text:c="4"/></text:p>
      <text:p text:style-name="P1"><text:s text:c="4"/>public void ImpressaoExtrato (){</text:p>
      <text:p text:style-name="P1"><text:tab/>double salario = getSaldo();</text:p>
      <text:p text:style-name="P1"><text:tab/>salario = salario - 2;</text:p>
      <text:p text:style-name="P1"><text:s text:c="8"/>System.out.println("Seu saldo é: " +salario);</text:p>
      <text:p text:style-name="P1"><text:s text:c="4"/>} </text:p>
      <text:p text:style-name="P1"><text:soft-page-break/><text:s text:c="4"/></text:p>
      <text:p text:style-name="P1"><text:s text:c="4"/>@Override</text:p>
      <text:p text:style-name="P1"><text:s text:c="4"/>public void Saque(){</text:p>
      <text:p text:style-name="P1"><text:s text:c="8"/></text:p>
      <text:p text:style-name="P1"><text:s text:c="4"/>}</text:p>
      <text:p text:style-name="P1"><text:s text:c="4"/>@Override</text:p>
      <text:p text:style-name="P1"><text:s text:c="4"/>public void Deposito(){</text:p>
      <text:p text:style-name="P1"><text:s text:c="4"/></text:p>
      <text:p text:style-name="P1"><text:s text:c="4"/>}</text:p>
      <text:p text:style-name="P1">}</text:p>
      <text:p text:style-name="P1"/>
      <text:p text:style-name="P1">4.</text:p>
      <text:p text:style-name="P1"/>
      <text:p text:style-name="P1">package peladobank;</text:p>
      <text:p text:style-name="P1"/>
      <text:p text:style-name="P1">public class CS extends PeladoBank {</text:p>
      <text:p text:style-name="P1"><text:s text:c="4"/>public void ImpressaoExtrato (){</text:p>
      <text:p text:style-name="P1"><text:s text:c="8"/>System.out.println("Seu saldo é: " +getSaldo());</text:p>
      <text:p text:style-name="P1"><text:s text:c="4"/>} </text:p>
      <text:p text:style-name="P1"><text:s text:c="4"/></text:p>
      <text:p text:style-name="P1"><text:s text:c="4"/>@Override</text:p>
      <text:p text:style-name="P1"><text:s text:c="4"/>public void Saque(){</text:p>
      <text:p text:style-name="P1"><text:s text:c="8"/></text:p>
      <text:p text:style-name="P1"><text:s text:c="4"/>}</text:p>
      <text:p text:style-name="P1"><text:s text:c="4"/>@Override</text:p>
      <text:p text:style-name="P1"><text:s text:c="4"/>public void Deposito(){</text:p>
      <text:p text:style-name="P1"><text:s text:c="4"/>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8:41:00.019000000</meta:creation-date>
    <dc:date>2019-11-06T18:58:46.719000000</dc:date>
    <meta:editing-duration>PT17M50S</meta:editing-duration>
    <meta:editing-cycles>1</meta:editing-cycles>
    <meta:document-statistic meta:table-count="0" meta:image-count="0" meta:object-count="0" meta:page-count="3" meta:paragraph-count="83" meta:word-count="463" meta:character-count="3295" meta:non-whitespace-character-count="2583"/>
    <meta:generator>LibreOffice/6.0.3.2$Windows_X86_64 LibreOffice_project/8f48d515416608e3a835360314dac7e47fd0b821</meta:generator>
  </office:meta>
</office:document-meta>
</file>